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485"/>
    </style:style>
    <style:style style:name="P2" style:family="paragraph" style:parent-style-name="Standard">
      <style:text-properties officeooo:rsid="00039485" officeooo:paragraph-rsid="00039485"/>
    </style:style>
    <style:style style:name="P3" style:family="paragraph" style:parent-style-name="Text_20_body">
      <style:text-properties officeooo:rsid="00039485" officeooo:paragraph-rsid="00039485"/>
    </style:style>
    <style:style style:name="P4" style:family="paragraph" style:parent-style-name="Text_20_body">
      <style:text-properties officeooo:rsid="00039485" officeooo:paragraph-rsid="00058e75"/>
    </style:style>
    <style:style style:name="P5" style:family="paragraph" style:parent-style-name="Text_20_body">
      <style:text-properties officeooo:rsid="00039485" officeooo:paragraph-rsid="0008afe5"/>
    </style:style>
    <style:style style:name="P6" style:family="paragraph" style:parent-style-name="Standard" style:list-style-name="L1">
      <style:text-properties officeooo:rsid="00039485" officeooo:paragraph-rsid="00039485"/>
    </style:style>
    <style:style style:name="P7" style:family="paragraph" style:parent-style-name="Heading_20_2">
      <style:text-properties officeooo:rsid="00039485" officeooo:paragraph-rsid="00039485"/>
    </style:style>
    <style:style style:name="P8" style:family="paragraph" style:parent-style-name="Heading_20_1">
      <style:text-properties officeooo:rsid="0009e2de" officeooo:paragraph-rsid="0009e2de"/>
    </style:style>
    <style:style style:name="P9" style:family="paragraph" style:parent-style-name="Text_20_body" style:list-style-name="L2">
      <style:text-properties officeooo:rsid="00039485" officeooo:paragraph-rsid="00039485"/>
    </style:style>
    <style:style style:name="P10" style:family="paragraph" style:parent-style-name="Text_20_body" style:list-style-name="L3">
      <style:text-properties officeooo:rsid="00039485" officeooo:paragraph-rsid="00058e75"/>
    </style:style>
    <style:style style:name="P11" style:family="paragraph" style:parent-style-name="Text_20_body" style:list-style-name="L4">
      <style:text-properties officeooo:rsid="00039485" officeooo:paragraph-rsid="00058e75"/>
    </style:style>
    <style:style style:name="P12" style:family="paragraph" style:parent-style-name="Text_20_body">
      <style:text-properties officeooo:rsid="00058e75" officeooo:paragraph-rsid="00058e75"/>
    </style:style>
    <style:style style:name="P13" style:family="paragraph" style:parent-style-name="Text_20_body" style:list-style-name="L3">
      <style:text-properties officeooo:rsid="00058e75" officeooo:paragraph-rsid="00058e75"/>
    </style:style>
    <style:style style:name="P14" style:family="paragraph" style:parent-style-name="Text_20_body" style:list-style-name="L4">
      <style:text-properties officeooo:rsid="00058e75" officeooo:paragraph-rsid="00058e75"/>
    </style:style>
    <style:style style:name="P15" style:family="paragraph" style:parent-style-name="Text_20_body" style:list-style-name="L4">
      <style:text-properties officeooo:rsid="0007765d" officeooo:paragraph-rsid="0007765d"/>
    </style:style>
    <style:style style:name="P16" style:family="paragraph" style:parent-style-name="Text_20_body" style:list-style-name="L4">
      <style:text-properties officeooo:rsid="00077d5f" officeooo:paragraph-rsid="00077d5f"/>
    </style:style>
    <style:style style:name="P17" style:family="paragraph" style:parent-style-name="Text_20_body" style:list-style-name="L4">
      <style:text-properties officeooo:rsid="0008afe5" officeooo:paragraph-rsid="0008afe5"/>
    </style:style>
    <style:style style:name="P18" style:family="paragraph" style:parent-style-name="Text_20_body">
      <style:text-properties officeooo:rsid="0008afe5" officeooo:paragraph-rsid="0008afe5"/>
    </style:style>
    <style:style style:name="P19" style:family="paragraph" style:parent-style-name="Text_20_body">
      <style:text-properties officeooo:rsid="0009e2de" officeooo:paragraph-rsid="0009e2de"/>
    </style:style>
    <style:style style:name="P20" style:family="paragraph" style:parent-style-name="Text_20_body" style:list-style-name="L5">
      <style:text-properties officeooo:rsid="0009e2de" officeooo:paragraph-rsid="0009e2de"/>
    </style:style>
    <style:style style:name="P21" style:family="paragraph" style:parent-style-name="Text_20_body">
      <style:text-properties officeooo:rsid="000d435c" officeooo:paragraph-rsid="000d435c"/>
    </style:style>
    <style:style style:name="P22" style:family="paragraph" style:parent-style-name="Text_20_body">
      <style:text-properties officeooo:rsid="000dde80" officeooo:paragraph-rsid="000dde80"/>
    </style:style>
    <style:style style:name="T1" style:family="text">
      <style:text-properties officeooo:rsid="00058e75"/>
    </style:style>
    <style:style style:name="T2" style:family="text">
      <style:text-properties officeooo:rsid="0007765d"/>
    </style:style>
    <style:style style:name="T3" style:family="text">
      <style:text-properties officeooo:rsid="0008afe5"/>
    </style:style>
    <style:style style:name="T4" style:family="text">
      <style:text-properties officeooo:rsid="000bb560"/>
    </style:style>
    <style:style style:name="T5" style:family="text">
      <style:text-properties officeooo:rsid="000bccbc"/>
    </style:style>
    <style:style style:name="T6" style:family="text">
      <style:text-properties officeooo:rsid="00157d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m</text:p>
      <text:p text:style-name="P1"/>
      <text:list xml:id="list33263247" text:style-name="L1">
        <text:list-item>
          <text:p text:style-name="P6">Minimal graphics</text:p>
        </text:list-item>
        <text:list-item>
          <text:p text:style-name="P6">Minimal gameplay elements</text:p>
        </text:list-item>
        <text:list-item>
          <text:p text:style-name="P6">Minimal UI?</text:p>
        </text:list-item>
      </text:list>
      <text:p text:style-name="P2"/>
      <text:h text:style-name="P7" text:outline-level="2">Ideas</text:h>
      <text:list xml:id="list33266382" text:style-name="L2">
        <text:list-item>
          <text:p text:style-name="P9">ASCII art game where the player is stranded on a desert island, and must find shelter, fire, etc in order to survive &amp; THRIVE.</text:p>
        </text:list-item>
        <text:list-item>
          <text:p text:style-name="P9">Fighting game, with a minimalist UI. Because it only has health bars! Argh, this theme is stupid.</text:p>
        </text:list-item>
      </text:list>
      <text:p text:style-name="P3"/>
      <text:h text:style-name="P8" text:outline-level="1">Game: Detour</text:h>
      <text:p text:style-name="P4"><text:span text:style-name="T1">In the first scene, you have until </text:span><text:span text:style-name="T4">340 </text:span><text:span text:style-name="T1">ticks to do whatever you want to do on the ship before you have to escape. If your body temperature exceeds 72C you also are forced to escape.</text:span></text:p>
      <text:p text:style-name="P12"/>
      <text:p text:style-name="P5"><text:span text:style-name="T3">On day 8 </text:span><text:span text:style-name="T5">the enemy will show up and capture you.</text:span></text:p>
      <text:p text:style-name="P12"/>
      <text:p text:style-name="P12">There are three people you can meet planetside:</text:p>
      <text:list xml:id="list33262523" text:style-name="L3">
        <text:list-item>
          <text:p text:style-name="P10"><text:span text:style-name="T1">Your ship's comm officer. He/she has some very sophisticated comms equipment, but he/she is near death. You need to get the help of a doctor to fix him/her. </text:span><text:span text:style-name="T3">He/she will die on day 6 if you do not get help from the doctor.</text:span></text:p>
        </text:list-item>
        <text:list-item>
          <text:p text:style-name="P13">The enemy ship's doctor. He/she is also in an escape pod. You need to subdue him/her or use your incredible diplomatic skills in order to get them to help your comms officer.</text:p>
        </text:list-item>
        <text:list-item>
          <text:p text:style-name="P13">Native guy/girl. He/she is mostly insane, but will tell you which type of berry is poisonous (assuming you don't know already).</text:p>
        </text:list-item>
      </text:list>
      <text:p text:style-name="P12"/>
      <text:p text:style-name="P12">Items you may acquire:</text:p>
      <text:list xml:id="list33235563" text:style-name="L4">
        <text:list-item>
          <text:p text:style-name="P14">Anti-Sickness Pill: Removes sickness. Handy! Each lifepod has 2 of these.</text:p>
        </text:list-item>
        <text:list-item>
          <text:p text:style-name="P14">Fusion Torch: Heats up the cell next to you by 200C (less on units). Great for setting everything on fire, if thats what you want!</text:p>
        </text:list-item>
        <text:list-item>
          <text:p text:style-name="P14">Fusion Lance Pistol: Man-portable fusion lance. Requires a power cell to fire.</text:p>
        </text:list-item>
        <text:list-item>
          <text:p text:style-name="P11"><text:span text:style-name="T1">Power cell: The FLP requires one of these to fire. Obviously takes up a lot of inventory. Each pod has </text:span><text:span text:style-name="T2">3</text:span><text:span text:style-name="T1">.</text:span></text:p>
        </text:list-item>
        <text:list-item>
          <text:p text:style-name="P14">Flint: Heats up the item next to you by 20C. Great for heating up kindling.</text:p>
        </text:list-item>
        <text:list-item>
          <text:p text:style-name="P14">Kindling: Small sticks. Great for starting FIRES. See a pattern here?</text:p>
        </text:list-item>
        <text:list-item>
          <text:p text:style-name="P14">Wood: Takes more to light, but burns much, much longer.</text:p>
        </text:list-item>
        <text:list-item>
          <text:p text:style-name="P14">Javelin: What wood crafts into. Can be used for throwing.</text:p>
        </text:list-item>
        <text:list-item>
          <text:p text:style-name="P14">Spear: What flint crafts into (but only if you have wood). Good for stabbing.</text:p>
        </text:list-item>
        <text:list-item>
          <text:p text:style-name="P15"><text:soft-page-break/>Fire Extinguisher: Reduces the temperature of items in a cone in front of you.</text:p>
        </text:list-item>
        <text:list-item>
          <text:p text:style-name="P15">Starship Fuel Can: Perfect for if your starship runs out of fuel and you need to push it to a gas station. When used, creates a puddle of EXTREMELY FLAMMABLE starship fuel on the ground. The can is discarded. Each pod has one of these.</text:p>
        </text:list-item>
        <text:list-item>
          <text:p text:style-name="P15">Canteen: Empty canteen.</text:p>
        </text:list-item>
        <text:list-item>
          <text:p text:style-name="P16">Dirty Water Canteen: The canteen, but full of dirty water. Can be drunk, but that will make you sick.</text:p>
        </text:list-item>
        <text:list-item>
          <text:p text:style-name="P16">Water Canteen: The canteen, after being crafted next to a hot item. (no, not the fusion torch)</text:p>
        </text:list-item>
        <text:list-item>
          <text:p text:style-name="P16">Raw Meat: Some part of an animal you killed. Makes you sick if you eat it (because your digestive system is used to cooked meat).</text:p>
        </text:list-item>
        <text:list-item>
          <text:p text:style-name="P16">Meat: Cooked meat. Yum! Can be made by crafting meat next to a hot item.</text:p>
        </text:list-item>
        <text:list-item>
          <text:p text:style-name="P17">Green/Yellow Berry: Provides some nutrition, even raw. In every game either green or yellow will be poisonous, randomly determined.</text:p>
        </text:list-item>
      </text:list>
      <text:p text:style-name="P18"/>
      <text:p text:style-name="P18">Sickness:</text:p>
      <text:p text:style-name="P18">If you become sick you will die in two days if not cured. </text:p>
      <text:p text:style-name="P18"/>
      <text:p text:style-name="P19">Animals you may encounter:</text:p>
      <text:list xml:id="list33252002" text:style-name="L5">
        <text:list-item>
          <text:p text:style-name="P20">Black Serpent: Large snake that will give you sickness if it manages to bite you. Not particularly aggressive.</text:p>
        </text:list-item>
        <text:list-item>
          <text:p text:style-name="P20">Wolfoid: Quadrapedal canid-like creature. Extremely aggressive. Generally hunts alone, unlike earth wolves.</text:p>
        </text:list-item>
        <text:list-item>
          <text:p text:style-name="P20">Hexaped-Deer: Six legged deer. Passive, but will try to flee if damaged.</text:p>
        </text:list-item>
      </text:list>
      <text:p text:style-name="P19"/>
      <text:p text:style-name="P21">TODO:</text:p>
      <text:p text:style-name="P21">Final playtesting!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8M46S</meta:editing-duration>
    <meta:editing-cycles>16</meta:editing-cycles>
    <meta:generator>LibreOffice/3.6$Windows_x86 LibreOffice_project/2ef5aff-a6fb0ff-166bdff-cf087ad-0f1389</meta:generator>
    <dc:date>2013-04-28T16:15:05.04</dc:date>
    <dc:creator>Eric Brown</dc:creator>
    <meta:document-statistic meta:table-count="0" meta:image-count="0" meta:object-count="0" meta:page-count="2" meta:paragraph-count="40" meta:word-count="585" meta:character-count="3144" meta:non-whitespace-character-count="2626"/>
    <meta:user-defined meta:name="Info 1"/>
    <meta:user-defined meta:name="Info 2"/>
    <meta:user-defined meta:name="Info 3"/>
    <meta:user-defined meta:name="Info 4"/>
  </office:meta>
</office:document-meta>
</file>